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Heading_20_2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70c62" officeooo:paragraph-rsid="00070c62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90094" officeooo:paragraph-rsid="00090094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a5e77" officeooo:paragraph-rsid="000bc379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e994" officeooo:paragraph-rsid="000be994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e994" officeooo:paragraph-rsid="000d8741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8741" officeooo:paragraph-rsid="000d8741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908d" officeooo:paragraph-rsid="000d908d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dc801" officeooo:paragraph-rsid="000dc801" style:font-size-asian="12.25pt" style:font-size-complex="14pt"/>
    </style:style>
    <style:style style:name="P12" style:family="paragraph" style:parent-style-name="Standard">
      <style:paragraph-properties fo:line-height="100%"/>
      <style:text-properties style:font-name="Ubuntu" fo:font-size="14pt" officeooo:rsid="000dc801" officeooo:paragraph-rsid="000dc801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12a99" officeooo:paragraph-rsid="00112a99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0be994" officeooo:paragraph-rsid="000be99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0d8741" officeooo:paragraph-rsid="000d874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0d908d" officeooo:paragraph-rsid="000d908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1257de" officeooo:paragraph-rsid="001257de" fo:background-color="#fffff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0a5e77" officeooo:paragraph-rsid="000a5e77" fo:background-color="#eeeee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0a5e77" officeooo:paragraph-rsid="000bc379" fo:background-color="#eeeee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070c62" officeooo:paragraph-rsid="000bc379" fo:background-color="#fffff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officeooo:rsid="00070c62" officeooo:paragraph-rsid="000bc379" fo:background-color="#ffffff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70c62" officeooo:paragraph-rsid="000d8741" fo:background-color="#ffffff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70c62" officeooo:paragraph-rsid="000d908d" fo:background-color="#ffffff" style:font-size-asian="12.25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70c62" officeooo:paragraph-rsid="000e2de5" fo:background-color="#ffffff" style:font-size-asian="12.25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070c62" officeooo:paragraph-rsid="00112a99" fo:background-color="#ffffff" style:font-size-asian="12.25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070c62" officeooo:paragraph-rsid="001257de" fo:background-color="#ffffff" style:font-size-asian="12.25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f5710" officeooo:paragraph-rsid="000f5710" fo:background-color="#ffffff" style:font-size-asian="12.25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257de" officeooo:paragraph-rsid="001257de" fo:background-color="#ffffff" style:font-size-asian="12.25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13feff" officeooo:paragraph-rsid="0013feff" fo:background-color="#ffffff" style:font-size-asian="12.25pt" style:font-size-complex="14pt"/>
    </style:style>
    <style:style style:name="T1" style:family="text">
      <style:text-properties officeooo:rsid="0007f95f"/>
    </style:style>
    <style:style style:name="T2" style:family="text">
      <style:text-properties officeooo:rsid="0009009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090094" style:font-weight-asian="bold" style:font-weight-complex="bold"/>
    </style:style>
    <style:style style:name="T5" style:family="text">
      <style:text-properties officeooo:rsid="000be994"/>
    </style:style>
    <style:style style:name="T6" style:family="text">
      <style:text-properties officeooo:rsid="000d8741"/>
    </style:style>
    <style:style style:name="T7" style:family="text">
      <style:text-properties officeooo:rsid="0013f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riaveis Compostas</text:h>
      <text:p text:style-name="P4">As variaveis compostas são variaveis que permitem armazenar mais de um valor, <text:span text:style-name="T1">ou seja, são capazes de armazenar vários valores em uma mesma estrutura.</text:span></text:p>
      <text:p text:style-name="P4">______________</text:p>
      <text:p text:style-name="P5">Variaveis compostas são identificadas pelos colchetes e dentro itens separados por virgula [item1, item2, … ]:</text:p>
      <text:p text:style-name="P18">let identificador = [ <text:s/>]</text:p>
      <text:p text:style-name="P19">var identificador = [ <text:s/>]</text:p>
      <text:p text:style-name="P20">______________</text:p>
      <text:p text:style-name="P6"><text:span text:style-name="T2">Cada item dentro da variavel composta recebe automaticamente um indice</text:span></text:p>
      <text:p text:style-name="P6"><text:span text:style-name="T2">(numero / chave), esse indice sempre começa com 0, ou seja, uma variavel</text:span></text:p>
      <text:p text:style-name="P6"><text:span text:style-name="T2">composta de 10 itens vai de 0 a 9.</text:span></text:p>
      <text:p text:style-name="P6"><text:span text:style-name="T2">As variaveis compostas podem ser chamadas de array (vetor), então um</text:span></text:p>
      <text:p text:style-name="P6"><text:span text:style-name="T2">array ou vetor é uma variavel com vários espaços. </text:span></text:p>
      <text:p text:style-name="P6"><text:span text:style-name="T2">O vetor é composto de elementos, elementos agrupam o espaço da</text:span></text:p>
      <text:p text:style-name="P6"><text:span text:style-name="T2">memoria, o valor colocado dentro dele e o indice.</text:span></text:p>
      <text:p text:style-name="P6"><text:span text:style-name="T2">O valor é o conteudo que fica dentro do vetor.</text:span></text:p>
      <text:p text:style-name="P21">______________</text:p>
      <text:p text:style-name="P6"><text:span text:style-name="T4">Resumindo: </text:span><text:span text:style-name="T3">um array ou vetor é uma variavel que tem vários elementos,</text:span></text:p>
      <text:p text:style-name="P6"><text:span text:style-name="T3">cada elemento é composto por seu valor e por uma chave de identificação</text:span></text:p>
      <text:p text:style-name="P3">_____________________________________________________________________</text:p>
      <text:h text:style-name="P2" text:outline-level="2">Adicionando <text:span text:style-name="T5">V</text:span>alores</text:h>
      <text:p text:style-name="P7">Para adicionar valores nos arrays digite: </text:p>
      <text:p text:style-name="P7">nome-do-array[indice] = valor</text:p>
      <text:p text:style-name="P14">Ex:</text:p>
      <text:p text:style-name="P7">num = [1, 2, 3]</text:p>
      <text:p text:style-name="P7">num[3] = 6</text:p>
      <text:p text:style-name="P7"><text:soft-page-break/>Vai adicionar o valor 6 na posição 3 do array num: num = [1, 2, 3, 6]</text:p>
      <text:p text:style-name="P22">______________</text:p>
      <text:p text:style-name="P7">Para adicionar um valor na ultima posição independente da quantidade de itens digite:</text:p>
      <text:p text:style-name="P7">num.push(valor) - Adiciona na ultima posição</text:p>
      <text:p text:style-name="P15">Ex:</text:p>
      <text:p text:style-name="P8">num = [1, 2, 3]</text:p>
      <text:p text:style-name="P8">num.<text:span text:style-name="T6">push(6)</text:span></text:p>
      <text:p text:style-name="P9">= [1, 2, 3, 6]</text:p>
      <text:p text:style-name="P22">______________</text:p>
      <text:p text:style-name="P9">Para saber o cumprimento de um array digite:</text:p>
      <text:p text:style-name="P9">array.length - Vai contar a quantidade de elementos dentro de um array</text:p>
      <text:p text:style-name="P15">Ex:</text:p>
      <text:p text:style-name="P9">num = [1, 2, 3, 4]</text:p>
      <text:p text:style-name="P9">num.length</text:p>
      <text:p text:style-name="P9">= 4</text:p>
      <text:p text:style-name="P22">______________</text:p>
      <text:p text:style-name="P9">Para organizar os elementos dentro de um array digite:</text:p>
      <text:p text:style-name="P9">array.sort() - vai colocar os elementos em ordem crescente</text:p>
      <text:p text:style-name="P15">Ex:</text:p>
      <text:p text:style-name="P9">num = [9, 5, 4, 7]</text:p>
      <text:p text:style-name="P9">num.sort()</text:p>
      <text:p text:style-name="P9">= [4, 5, 7, 9]</text:p>
      <text:p text:style-name="P22">______________</text:p>
      <text:p text:style-name="P10">Para mostrar o valor de algum array digite:</text:p>
      <text:p text:style-name="P10">array[indice] - Vai mostrar o elemento que esta na posição do indice</text:p>
      <text:p text:style-name="P16">Ex:</text:p>
      <text:p text:style-name="P10">num = [1, 2, 3]</text:p>
      <text:p text:style-name="P10">num[1]</text:p>
      <text:p text:style-name="P10">= 2</text:p>
      <text:p text:style-name="P26"><text:soft-page-break/>______________</text:p>
      <text:p text:style-name="P28">Para buscar algum elemento que esteja dentro de um array digite:</text:p>
      <text:p text:style-name="P28">array.indexOf( <text:s/>) - Vai selecionar algum elemento de um array</text:p>
      <text:p text:style-name="P28">O resultado vai ser o indice em que o elemento esta, <text:span text:style-name="T7">caso não tenha esse elemento ele vai retornar o valor -1</text:span></text:p>
      <text:p text:style-name="P17">Ex:</text:p>
      <text:p text:style-name="P28">num = [1, 2, 3, 8]</text:p>
      <text:p text:style-name="P28">num.indexOf(8)</text:p>
      <text:p text:style-name="P28">= 3</text:p>
      <text:p text:style-name="P29">num.indexOf(7)</text:p>
      <text:p text:style-name="P29">= -1</text:p>
      <text:p text:style-name="P23">_____________________________________________________________________</text:p>
      <text:h text:style-name="P2" text:outline-level="2">Percorrendo um array</text:h>
      <text:p text:style-name="P11">let valores = [8, 2, 3, 5, 9]</text:p>
      <text:p text:style-name="P12"/>
      <text:p text:style-name="P11">for(let c = 0;c &lt;= valores.length;c++) {</text:p>
      <text:p text:style-name="P11"><text:s text:c="3"/>console.log(valores[c])</text:p>
      <text:p text:style-name="P11">}</text:p>
      <text:p text:style-name="P24">______________</text:p>
      <text:p text:style-name="P27">for(let pos in array) {</text:p>
      <text:p text:style-name="P27">console.log(array[pos])</text:p>
      <text:p text:style-name="P27">}</text:p>
      <text:p text:style-name="P13">O for in é usado para variaveis compostas e objetos.</text:p>
      <text:p text:style-name="P13">O primeiro valor colocado dentro do for é o indice (let pos), o valor depois do in vai ser o nome do array (array).</text:p>
      <text:p text:style-name="P13">Vai ficar: Para cada posição em (ou dentro de) array, será mostrado o array pos (array[pos]) </text:p>
      <text:p text:style-name="P25">_____________________________________________________________________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6:59:19.926173099</meta:creation-date>
    <dc:date>2022-09-15T11:50:44.624803764</dc:date>
    <meta:editing-duration>PT1H12M43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3" meta:paragraph-count="78" meta:word-count="462" meta:character-count="2766" meta:non-whitespace-character-count="2373"/>
  </office:meta>
</office:document-meta>
</file>